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LEMENTATION OF VFS ON REACTOS</text:p>
      <text:p text:style-name="P1"/>
      <text:p text:style-name="P2">INTRODUCTION</text:p>
      <text:p text:style-name="P2"/>
      <text:p text:style-name="P3"><text:tab/>React OS is an free and open source, alpha stage, reverse engineered operating system built based on <text:s/>the Windows NT architecture. The basic services are all been coded and implemented and the system is functional. The operating system supports various filesystems by a mechanism called IFS or installable file system which has yet to be properly coded. A better appraoch is to implement the virtual file system concept similar to the one in GNU/Linux.</text:p>
      <text:p text:style-name="P3"/>
      <text:p text:style-name="P4"><text:span text:style-name="T2">FAT32 FILE SYSTEM</text:span></text:p>
      <text:p text:style-name="P4"><text:span text:style-name="T2"><text:tab/>The main filesystem supported by ReactOS is FAT32. The Microsoft itself identified a lot of disadvantages and limitations of the FAT filesystem. The inherent limitations of FAT filesystem are as follows:</text:span></text:p>
      <text:p text:style-name="P4"><text:span text:style-name="T2"><text:tab/>Volume cannot be formatted to a size larger than 32GB.</text:span></text:p>
      <text:p text:style-name="P4"><text:span text:style-name="T2"><text:tab/>As the size of the hard-disk gets bigger the size of cluster has to increase, creating more slack space due to the constancy of the maximum number of clusters per partitions.</text:span></text:p>
      <text:p text:style-name="P4"><text:span text:style-name="T2"><text:tab/>Slows down as the number of files increases.</text:span></text:p>
      <text:p text:style-name="P4"><text:span text:style-name="T2"><text:tab/>FAT fragments files more.</text:span></text:p>
      <text:p text:style-name="P4"><text:span text:style-name="T2"/></text:p>
      <text:p text:style-name="P4"><text:span text:style-name="T2">VFS LAYER IN LINU</text:span><text:span text:style-name="T1">X</text:span></text:p>
      <text:p text:style-name="P4"><text:span text:style-name="T1"><text:tab/>Its that part of the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IN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mahesh</meta:initial-creator>
    <meta:creation-date>2008-12-19T01:29:04</meta:creation-date>
    <dc:creator>mahesh</dc:creator>
    <dc:date>2008-12-19T02:34:34</dc:date>
    <meta:editing-cycles>1</meta:editing-cycles>
    <meta:editing-duration>PT4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1" meta:word-count="178" meta:character-count="1059"/>
  </office:meta>
</office:document-meta>
</file>